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66cm"/>
    </style:style>
    <style:style style:name="co3" style:family="table-column">
      <style:table-column-properties fo:break-before="auto" style:column-width="3.835cm"/>
    </style:style>
    <style:style style:name="co4" style:family="table-column">
      <style:table-column-properties fo:break-before="auto" style:column-width="3.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02cm solid #000000"/>
    </style:style>
    <style:style style:name="ce7" style:family="table-cell" style:parent-style-name="Default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02cm solid #000000" fo:border-top="0.002cm solid #000000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fo:border-bottom="0.002cm solid #000000" fo:border-left="none" fo:border-right="0.002cm solid #000000" fo:border-top="none"/>
    </style:style>
    <style:style style:name="ce11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4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9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selector_rect</text:p>
          </table:table-cell>
          <table:table-cell table:style-name="ce1" table:number-columns-repeated="7"/>
          <table:table-cell table:style-name="ce11" table:number-columns-repeated="1016"/>
        </table:table-row>
        <table:table-row table:style-name="ro1">
          <table:table-cell table:style-name="ce2" office:value-type="string">
            <text:p>sector_x</text:p>
          </table:table-cell>
          <table:table-cell table:style-name="ce2" office:value-type="string">
            <text:p>sector_y</text:p>
          </table:table-cell>
          <table:table-cell table:style-name="ce2" office:value-type="string">
            <text:p>outer</text:p>
          </table:table-cell>
          <table:table-cell table:style-name="ce2" office:value-type="string">
            <text:p>vertical</text:p>
          </table:table-cell>
          <table:table-cell table:style-name="ce2" office:value-type="string">
            <text:p>selector.x</text:p>
          </table:table-cell>
          <table:table-cell table:style-name="ce2" office:value-type="string">
            <text:p>selector.y</text:p>
          </table:table-cell>
          <table:table-cell table:style-name="ce2" office:value-type="string">
            <text:p>selector.w</text:p>
          </table:table-cell>
          <table:table-cell table:style-name="ce2" office:value-type="string">
            <text:p>selector.h</text:p>
          </table:table-cell>
          <table:table-cell table:number-columns-repeated="1016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occ.x</text:p>
          </table:table-cell>
          <table:table-cell table:style-name="ce6" office:value-type="string">
            <text:p>occ.y</text:p>
          </table:table-cell>
          <table:table-cell table:style-name="ce6" office:value-type="string">
            <text:p>cut_x – occ.x</text:p>
          </table:table-cell>
          <table:table-cell table:style-name="ce8" office:value-type="string">
            <text:p>occ.h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occ.x</text:p>
          </table:table-cell>
          <table:table-cell office:value-type="string">
            <text:p>occ.y</text:p>
          </table:table-cell>
          <table:table-cell office:value-type="string">
            <text:p>cut_x – occ.x</text:p>
          </table:table-cell>
          <table:table-cell office:value-type="string">
            <text:p>occ.h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occ.x</text:p>
          </table:table-cell>
          <table:table-cell office:value-type="string">
            <text:p>occ.y</text:p>
          </table:table-cell>
          <table:table-cell office:value-type="string">
            <text:p>cut_x – occ.x</text:p>
          </table:table-cell>
          <table:table-cell office:value-type="string">
            <text:p>occ.h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cc.x</text:p>
          </table:table-cell>
          <table:table-cell office:value-type="string">
            <text:p>occ.y</text:p>
          </table:table-cell>
          <table:table-cell office:value-type="string">
            <text:p>cut_x – occ.x</text:p>
          </table:table-cell>
          <table:table-cell office:value-type="string">
            <text:p>occ.h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occ.x</text:p>
          </table:table-cell>
          <table:table-cell office:value-type="string">
            <text:p>occ.y</text:p>
          </table:table-cell>
          <table:table-cell office:value-type="string">
            <text:p>occ.w</text:p>
          </table:table-cell>
          <table:table-cell office:value-type="string">
            <text:p>cut_y – occ.y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cc.x</text:p>
          </table:table-cell>
          <table:table-cell office:value-type="string">
            <text:p>occ.y</text:p>
          </table:table-cell>
          <table:table-cell office:value-type="string">
            <text:p>occ.w</text:p>
          </table:table-cell>
          <table:table-cell office:value-type="string">
            <text:p>cut_y – occ.y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occ.x</text:p>
          </table:table-cell>
          <table:table-cell office:value-type="string">
            <text:p>occ.y</text:p>
          </table:table-cell>
          <table:table-cell office:value-type="string">
            <text:p>occ.w</text:p>
          </table:table-cell>
          <table:table-cell office:value-type="string">
            <text:p>cut_y – occ.y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cc.x</text:p>
          </table:table-cell>
          <table:table-cell office:value-type="string">
            <text:p>occ.y</text:p>
          </table:table-cell>
          <table:table-cell office:value-type="string">
            <text:p>occ.w</text:p>
          </table:table-cell>
          <table:table-cell office:value-type="string">
            <text:p>cut_y – occ.y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occ.x</text:p>
          </table:table-cell>
          <table:table-cell office:value-type="string">
            <text:p>cut_y</text:p>
          </table:table-cell>
          <table:table-cell office:value-type="string">
            <text:p>occ.w</text:p>
          </table:table-cell>
          <table:table-cell office:value-type="string">
            <text:p>occ.y + occ.h – cut_y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string">
            <text:p>occ.x</text:p>
          </table:table-cell>
          <table:table-cell office:value-type="string">
            <text:p>cut_y</text:p>
          </table:table-cell>
          <table:table-cell office:value-type="string">
            <text:p>occ.w</text:p>
          </table:table-cell>
          <table:table-cell office:value-type="string">
            <text:p>occ.y + occ.h – cut_y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occ.x</text:p>
          </table:table-cell>
          <table:table-cell office:value-type="string">
            <text:p>cut_y</text:p>
          </table:table-cell>
          <table:table-cell office:value-type="string">
            <text:p>occ.w</text:p>
          </table:table-cell>
          <table:table-cell office:value-type="string">
            <text:p>occ.y + occ.h – cut_y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occ.x</text:p>
          </table:table-cell>
          <table:table-cell office:value-type="string">
            <text:p>cut_y</text:p>
          </table:table-cell>
          <table:table-cell office:value-type="string">
            <text:p>occ.w</text:p>
          </table:table-cell>
          <table:table-cell office:value-type="string">
            <text:p>occ.y + occ.h – cut_y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string">
            <text:p>cut_x</text:p>
          </table:table-cell>
          <table:table-cell office:value-type="string">
            <text:p>occ.y</text:p>
          </table:table-cell>
          <table:table-cell office:value-type="string">
            <text:p>occ.x + occ.w – cut_x</text:p>
          </table:table-cell>
          <table:table-cell office:value-type="string">
            <text:p>occ.h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ut_x</text:p>
          </table:table-cell>
          <table:table-cell office:value-type="string">
            <text:p>occ.y</text:p>
          </table:table-cell>
          <table:table-cell office:value-type="string">
            <text:p>occ.x + occ.w – cut_x</text:p>
          </table:table-cell>
          <table:table-cell office:value-type="string">
            <text:p>occ.h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ut_x</text:p>
          </table:table-cell>
          <table:table-cell office:value-type="string">
            <text:p>occ.y</text:p>
          </table:table-cell>
          <table:table-cell office:value-type="string">
            <text:p>occ.x + occ.w – cut_x</text:p>
          </table:table-cell>
          <table:table-cell office:value-type="string">
            <text:p>occ.h</text:p>
          </table:table-cell>
          <table:table-cell table:number-columns-repeated="1016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cut_x</text:p>
          </table:table-cell>
          <table:table-cell table:style-name="ce7" office:value-type="string">
            <text:p>occ.y</text:p>
          </table:table-cell>
          <table:table-cell table:style-name="ce7" office:value-type="string">
            <text:p>occ.x + occ.w – cut_x</text:p>
          </table:table-cell>
          <table:table-cell table:style-name="ce10" office:value-type="string">
            <text:p>occ.h</text:p>
          </table:table-cell>
          <table:table-cell table:number-columns-repeated="1016"/>
        </table:table-row>
        <table:table-row table:style-name="ro1">
          <table:table-cell office:value-type="string">
            <text:p>cut_x if vertical and ((sector_x and outer) or (not sector_x and not outer)) else occ.x</text:p>
          </table:table-cell>
          <table:table-cell table:number-columns-repeated="1023"/>
        </table:table-row>
        <table:table-row table:style-name="ro1">
          <table:table-cell office:value-type="string">
            <text:p>cut_y if not vertical and ((sector_y and outer) or (not sector_x and not outer)) else occ.y</text:p>
          </table:table-cell>
          <table:table-cell table:number-columns-repeated="1023"/>
        </table:table-row>
        <table:table-row table:style-name="ro1">
          <table:table-cell office:value-type="string">
            <text:p>occ.w * sector_x + (cut_x - occ.x) * (not sector_x else -1) if vertical else occ.w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occ.h * sector_y + (cut_y – occ.y) * (not sector_x else -1) if not vertical else occ.h</text:p>
          </table:table-cell>
          <table:table-cell table:style-name="ce7" table:number-columns-repeated="6"/>
          <table:table-cell table:style-name="ce10"/>
          <table:table-cell table:number-columns-repeated="1016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>
            <text:p>sidesel</text:p>
          </table:table-cell>
          <table:table-cell table:style-name="ce1" table:number-columns-repeated="7"/>
          <table:table-cell table:number-columns-repeated="1016"/>
        </table:table-row>
        <table:table-row table:style-name="ro1">
          <table:table-cell table:style-name="ce2" office:value-type="string">
            <text:p>sector_x</text:p>
          </table:table-cell>
          <table:table-cell table:style-name="ce2" office:value-type="string">
            <text:p>sector_y</text:p>
          </table:table-cell>
          <table:table-cell table:style-name="ce2" office:value-type="string">
            <text:p>outer</text:p>
          </table:table-cell>
          <table:table-cell table:style-name="ce2" office:value-type="string">
            <text:p>vertical</text:p>
          </table:table-cell>
          <table:table-cell table:style-name="ce2" office:value-type="string">
            <text:p>selector.x</text:p>
          </table:table-cell>
          <table:table-cell table:style-name="ce2" office:value-type="string">
            <text:p>selector.y</text:p>
          </table:table-cell>
          <table:table-cell table:style-name="ce2" office:value-type="string">
            <text:p>selector.w</text:p>
          </table:table-cell>
          <table:table-cell table:style-name="ce2" office:value-type="string">
            <text:p>selector.h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<text:tab/></text:p>
          </table:table-cell>
          <table:table-cell table:number-columns-repeated="6"/>
          <table:table-cell table:style-name="Default"/>
          <table:table-cell table:number-columns-repeated="101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A3:Tabelle1.H18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3">23.04.2011</text:date>, <text:time>01:11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lte Engelhardt</meta:initial-creator>
    <meta:creation-date>2011-04-22T13:06:48</meta:creation-date>
    <dc:date>2011-04-23T01:11:25</dc:date>
    <dc:creator>Malte Engelhardt</dc:creator>
    <meta:editing-duration>PT06H50M18S</meta:editing-duration>
    <meta:editing-cycles>5</meta:editing-cycles>
    <meta:generator>OpenOffice.org/3.1$Linux OpenOffice.org_project/310m19$Build-9420</meta:generator>
    <meta:document-statistic meta:table-count="3" meta:cell-count="151" meta:object-count="0"/>
  </office:meta>
</office:document-meta>
</file>